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4.120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Conrad_PN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Pin_Headers:Pin_Header_Straight_1x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in_Headers:Pin_Header_Straight_1x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R2 R4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oOut</text:p>
          </table:table-cell>
          <table:table-cell office:value-type="string" calcext:value-type="string">
            <text:p>Measurement_Points:Measurement_Point_Round-SMD-Pad_Big</text:p>
          </table:table-cell>
          <table:table-cell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-579N1</text:p>
          </table:table-cell>
          <table:table-cell office:value-type="string" calcext:value-type="string">
            <text:p>Gogogo-Footprint:RPI-579N1</text:p>
          </table:table-cell>
          <table:table-cell/>
          <table:table-cell office:value-type="string" calcext:value-type="string">
            <text:p>RPI-579N1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1D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LM311DR</text:p>
          </table:table-cell>
          <table:table-cell office:value-type="string" calcext:value-type="string">
            <text:p>1072988 - 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12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28T16:41:58.639255063</meta:print-date>
    <dc:date>2015-07-28T16:42:40.002771804</dc:date>
    <meta:document-statistic meta:table-count="1" meta:cell-count="43" meta:object-count="0"/>
    <meta:generator>LibreOffice/4.2.8.2$Linux_X86_64 LibreOffice_project/420m0$Build-2</meta:generator>
  </office:meta>
</office:document-meta>
</file>